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92a1"/>
    </style:style>
    <style:style style:name="P2" style:family="paragraph" style:parent-style-name="Standard">
      <style:text-properties officeooo:rsid="001f92a1" officeooo:paragraph-rsid="001f92a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92a1" officeooo:paragraph-rsid="001f92a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42da8" officeooo:paragraph-rsid="00242da8" style:font-weight-asian="bold" style:font-weight-complex="bold"/>
    </style:style>
    <style:style style:name="P5" style:family="paragraph" style:parent-style-name="Standard">
      <style:text-properties fo:font-size="18pt" fo:font-weight="bold" officeooo:rsid="001f92a1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officeooo:rsid="001f92a1" officeooo:paragraph-rsid="001f92a1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style:text-underline-style="none" fo:font-weight="normal" officeooo:rsid="00220adc" officeooo:paragraph-rsid="00220adc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1f92a1" officeooo:paragraph-rsid="001f92a1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officeooo:rsid="001f92a1" officeooo:paragraph-rsid="002126b1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20adc" officeooo:paragraph-rsid="00220adc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25c65" officeooo:paragraph-rsid="00225c65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220adc" officeooo:paragraph-rsid="00220adc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225c65" officeooo:paragraph-rsid="00225c65" style:font-weight-asian="bold" style:font-weight-complex="bold"/>
    </style:style>
    <style:style style:name="P14" style:family="paragraph" style:parent-style-name="Standard">
      <style:text-properties fo:font-weight="bold" officeooo:rsid="001f92a1" officeooo:paragraph-rsid="001f92a1" fo:background-color="#ffff00" style:font-weight-asian="bold" style:font-weight-complex="bold"/>
    </style:style>
    <style:style style:name="P15" style:family="paragraph" style:parent-style-name="Standard">
      <style:text-properties fo:font-weight="bold" officeooo:rsid="001f92a1" officeooo:paragraph-rsid="002126b1" fo:background-color="#ffff00" style:font-weight-asian="bold" style:font-weight-complex="bold"/>
    </style:style>
    <style:style style:name="P16" style:family="paragraph" style:parent-style-name="Standard">
      <style:text-properties officeooo:rsid="001f92a1" officeooo:paragraph-rsid="001f92a1" fo:background-color="#ffff00"/>
    </style:style>
    <style:style style:name="P17" style:family="paragraph" style:parent-style-name="Standard">
      <style:text-properties fo:font-weight="normal" officeooo:rsid="001f92a1" officeooo:paragraph-rsid="001f92a1" fo:background-color="#ffff00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20adc" officeooo:paragraph-rsid="00220adc" fo:background-color="#ffff00" style:font-weight-asian="bold" style:font-weight-complex="bold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officeooo:rsid="001f92a1" officeooo:paragraph-rsid="001f92a1" fo:background-color="#ffff00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220adc" officeooo:paragraph-rsid="00225c65" fo:background-color="#ffff00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20adc" officeooo:paragraph-rsid="00225c65" fo:background-color="#ffff00" style:font-weight-asian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20adc" officeooo:paragraph-rsid="002972d1" style:font-weight-asian="normal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f92a1" officeooo:paragraph-rsid="00220adc" fo:background-color="#ffff00" style:font-weight-asian="bold" style:font-weight-complex="bold"/>
    </style:style>
    <style:style style:name="T1" style:family="text">
      <style:text-properties officeooo:rsid="002126b1"/>
    </style:style>
    <style:style style:name="T2" style:family="text">
      <style:text-properties officeooo:rsid="00220ad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5c65" style:font-weight-asian="normal" style:font-weight-complex="normal"/>
    </style:style>
    <style:style style:name="T5" style:family="text">
      <style:text-properties officeooo:rsid="00225c65"/>
    </style:style>
    <style:style style:name="T6" style:family="text">
      <style:text-properties officeooo:rsid="00242da8"/>
    </style:style>
    <style:style style:name="T7" style:family="text">
      <style:text-properties officeooo:rsid="0024fb57"/>
    </style:style>
    <style:style style:name="T8" style:family="text">
      <style:text-properties officeooo:rsid="00274af4"/>
    </style:style>
    <style:style style:name="T9" style:family="text">
      <style:text-properties officeooo:rsid="002972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r Stor<text:span text:style-name="T2">ies</text:span></text:p>
      <text:p text:style-name="P1"/>
      <text:p text:style-name="P4">(backlog)</text:p>
      <text:p text:style-name="P2"/>
      <text:p text:style-name="P14">Como <text:s/>usuario Guest</text:p>
      <text:p text:style-name="P16"><text:tab/>quiero <text:s/>un <text:s/>listado de salidas <text:span text:style-name="T5">realizadas.</text:span></text:p>
      <text:p text:style-name="P6"/>
      <text:p text:style-name="P15">Como <text:s/>usuario Guest</text:p>
      <text:p text:style-name="P16"><text:tab/>quiero ver <text:span text:style-name="T7">una salida que está anunciada pero aún no se ha producido.</text:span></text:p>
      <text:p text:style-name="P19"/>
      <text:p text:style-name="P9">Como <text:s/>usuario <text:span text:style-name="T8">Kayakista</text:span></text:p>
      <text:p text:style-name="P8"><text:tab/><text:span text:style-name="T1">quiero consultar todas las fotos de las excursiones.</text:span></text:p>
      <text:p text:style-name="P2"/>
      <text:p text:style-name="P14">Como <text:s/>usuario Sherpa</text:p>
      <text:p text:style-name="P17"><text:tab/>quiero añadir una nueva excursión.</text:p>
      <text:p text:style-name="P3"/>
      <text:p text:style-name="P18">Como usuario Guest</text:p>
      <text:p text:style-name="P18"><text:tab/><text:span text:style-name="T3">quiero ver </text:span><text:span text:style-name="T4">los detalles de la excusrión.</text:span></text:p>
      <text:p text:style-name="P7"/>
      <text:p text:style-name="P12">Como usuario Sherpa</text:p>
      <text:p text:style-name="P10"><text:tab/>quiero <text:span text:style-name="T5">editar una excursión.</text:span></text:p>
      <text:p text:style-name="P10"/>
      <text:p text:style-name="P20">Como usuario Sherpa</text:p>
      <text:p text:style-name="P21"><text:tab/>quiero <text:span text:style-name="T5">cancelar una excursión.</text:span></text:p>
      <text:p text:style-name="P23"/>
      <text:p text:style-name="P13">Como usuario <text:span text:style-name="T6">Kayakista</text:span></text:p>
      <text:p text:style-name="P11"><text:tab/>quiero ver mi perfil personal.</text:p>
      <text:p text:style-name="P11"/>
      <text:p text:style-name="P13">Como usuario Sherpa</text:p>
      <text:p text:style-name="P11"><text:tab/>quiero ver el perfil personal de cualquier <text:span text:style-name="T6">kayakista</text:span>.</text:p>
      <text:p text:style-name="P11"/>
      <text:p text:style-name="P11"/>
      <text:p text:style-name="P22"><text:s/><text:span text:style-name="T9">https://github.com/juanmaguitar/juanmaguitar.github.io/blob/master/angular-phonecat/phones/phones.j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8:44:22.957006000</meta:creation-date>
    <dc:date>2016-08-22T12:32:15.092930000</dc:date>
    <meta:editing-duration>PT2H34M3S</meta:editing-duration>
    <meta:editing-cycles>9</meta:editing-cycles>
    <meta:generator>LibreOffice/4.2.4.2$MacOSX_X86_64 LibreOffice_project/63150712c6d317d27ce2db16eb94c2f3d7b699f8</meta:generator>
    <meta:document-statistic meta:table-count="0" meta:image-count="0" meta:object-count="0" meta:page-count="1" meta:paragraph-count="21" meta:word-count="91" meta:character-count="689" meta:non-whitespace-character-count="603"/>
  </office:meta>
</office:document-meta>
</file>